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s básicos de jQuery</text:p>
      <text:p text:style-name="P1"/>
      <text:list xml:id="list538549940" text:style-name="L1">
        <text:list-item>
          <text:p text:style-name="P3">Edita el fichero ejercicio1.html. Al hacer clic en el botón, el párrafo debe desaparecer.</text:p>
          <text:p text:style-name="P3"/>
        </text:list-item>
        <text:list-item>
          <text:p text:style-name="P3">Continuamos con el ejercicio anterior: Al hacer clic en el botón, el párrafo debe desaparecer. Pero si volvemos a pulsar, debe aparecer de nuevo.</text:p>
          <text:p text:style-name="P3"/>
        </text:list-item>
        <text:list-item>
          <text:p text:style-name="P3">Edita el fichero ejercicio3.html. Al hacer clic en el botón, <text:span text:style-name="T1">el primer párrafo</text:span> debe desaparecer. Pero si volvemos a pulsar, debe aparecer de nuevo.</text:p>
        </text:list-item>
      </text:list>
      <text:p text:style-name="P2"/>
      <text:list xml:id="list626192435" text:continue-numbering="true" text:style-name="L1">
        <text:list-item>
          <text:p text:style-name="P3">Edita el fichero ejercicio3.html. Al hacer clic en el botón, <text:span text:style-name="T1">el primer y el último párrafo</text:span> deben desaparecer. Pero si volvemos a pulsar, deben aparecer de nuevo.</text:p>
          <text:p text:style-name="P3"/>
        </text:list-item>
        <text:list-item>
          <text:p text:style-name="P3">Edita el fichero ejercicio3.html. Al hacer clic en el botón, <text:span text:style-name="T1">los párrafos pares</text:span> deben desaparecer. Pero si volvemos a pulsar, deben aparecer de nuevo.</text:p>
          <text:p text:style-name="P3"/>
        </text:list-item>
        <text:list-item>
          <text:p text:style-name="P3">Continua con el ejercicio anterior. Ahora los párrafos deben desaparecer lentamente, de forma que vayan perdiendo opacidad. Al volver a pulsar deberán ganar opacidad a la misma velocidad.</text:p>
          <text:p text:style-name="P3"/>
        </text:list-item>
        <text:list-item>
          <text:p text:style-name="P3">La imagen del ejercicio 7 deberá moverse hasta el extremo derecho de la pantalla a la vez que aumenta su tamaño al doble.</text:p>
          <text:p text:style-name="P3"/>
        </text:list-item>
        <text:list-item>
          <text:p text:style-name="P3">Al dar a cada uno de los dos botones, la caja debe desplazarse a la izquierda o a la derecha de forma rápida.</text:p>
          <text:p text:style-name="P3"/>
        </text:list-item>
        <text:list-item>
          <text:p text:style-name="P3">Visualiza el fichero ejercicio9.html Al hacer clic sobre cada una de las imágenes, la imagen pulsada debe desaparecer mediante un efecto tipo slid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da </meta:initial-creator>
    <meta:creation-date>2012-10-28T20:04:30</meta:creation-date>
    <dc:date>2012-10-30T21:46:50</dc:date>
    <dc:creator>juanda </dc:creator>
    <meta:editing-duration>PT25M17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0" meta:word-count="223" meta:character-count="46" meta:non-whitespace-character-count="1099"/>
  </office:meta>
</office:document-meta>
</file>